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8.493cm" fo:margin-left="-0.72cm" table:align="left" style:may-break-between-rows="false"/>
    </style:style>
    <style:style style:name="Table1.A" style:family="table-column">
      <style:table-column-properties style:column-width="7.994cm"/>
    </style:style>
    <style:style style:name="Table1.B" style:family="table-column">
      <style:table-column-properties style:column-width="3.704cm"/>
    </style:style>
    <style:style style:name="Table1.C" style:family="table-column">
      <style:table-column-properties style:column-width="4.205cm"/>
    </style:style>
    <style:style style:name="Table1.D" style:family="table-column">
      <style:table-column-properties style:column-width="2.58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1.094cm"/>
    </style:style>
    <style:style style:name="Table1.5" style:family="table-row">
      <style:table-row-properties style:min-row-height="0.877cm"/>
    </style:style>
    <style:style style:name="rit" style:family="table">
      <style:table-properties style:width="17.581cm" fo:margin-left="-0.58cm" table:align="left"/>
    </style:style>
    <style:style style:name="rit.A" style:family="table-column">
      <style:table-column-properties style:column-width="4.845cm"/>
    </style:style>
    <style:style style:name="rit.B" style:family="table-column">
      <style:table-column-properties style:column-width="4.233cm"/>
    </style:style>
    <style:style style:name="rit.C" style:family="table-column">
      <style:table-column-properties style:column-width="4.262cm"/>
    </style:style>
    <style:style style:name="rit.D" style:family="table-column">
      <style:table-column-properties style:column-width="4.24cm"/>
    </style:style>
    <style:style style:name="rit.A1" style:family="table-cell">
      <style:table-cell-properties fo:padding="0.097cm" fo:border="0.05pt solid #000000"/>
    </style:style>
    <style:style style:name="rit.A2" style:family="table-cell">
      <style:table-cell-properties fo:padding="0.097cm" fo:border-left="0.05pt solid #000000" fo:border-right="none" fo:border-top="none" fo:border-bottom="0.05pt solid #000000"/>
    </style:style>
    <style:style style:name="rit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81cm" fo:margin-left="-0.58cm" table:align="left"/>
    </style:style>
    <style:style style:name="Table2.A" style:family="table-column">
      <style:table-column-properties style:column-width="4.845cm"/>
    </style:style>
    <style:style style:name="Table2.B" style:family="table-column">
      <style:table-column-properties style:column-width="4.233cm"/>
    </style:style>
    <style:style style:name="Table2.C" style:family="table-column">
      <style:table-column-properties style:column-width="4.262cm"/>
    </style:style>
    <style:style style:name="Table2.D" style:family="table-column">
      <style:table-column-properties style:column-width="4.24cm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81cm" fo:margin-left="-0.58cm" table:align="left"/>
    </style:style>
    <style:style style:name="Table3.A" style:family="table-column">
      <style:table-column-properties style:column-width="4.845cm"/>
    </style:style>
    <style:style style:name="Table3.B" style:family="table-column">
      <style:table-column-properties style:column-width="4.233cm"/>
    </style:style>
    <style:style style:name="Table3.C" style:family="table-column">
      <style:table-column-properties style:column-width="4.262cm"/>
    </style:style>
    <style:style style:name="Table3.D" style:family="table-column">
      <style:table-column-properties style:column-width="4.24cm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" fo:font-size="16pt" fo:font-weight="bold" officeooo:rsid="0014dae8" officeooo:paragraph-rsid="0014dae8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Times New Roman" fo:font-size="12pt" fo:font-weight="normal" officeooo:rsid="0014dae8" officeooo:paragraph-rsid="0014dae8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Times New Roman" fo:font-size="15pt" fo:font-weight="bold" officeooo:rsid="0014dae8" officeooo:paragraph-rsid="0014dae8" style:font-size-asian="15pt" style:font-weight-asian="bold" style:font-size-complex="15pt" style:font-weight-complex="bold"/>
    </style:style>
    <style:style style:name="P4" style:family="paragraph" style:parent-style-name="Standard">
      <style:text-properties style:font-name="Times New Roman" fo:font-size="15pt" fo:font-weight="bold" officeooo:rsid="0018a55f" officeooo:paragraph-rsid="0018a55f" style:font-size-asian="15pt" style:font-weight-asian="bold" style:font-size-complex="15pt" style:font-weight-complex="bold"/>
    </style:style>
    <style:style style:name="P5" style:family="paragraph" style:parent-style-name="Standard">
      <style:text-properties style:font-name="Times New Roman" fo:font-size="15pt" fo:font-weight="normal" officeooo:rsid="0018a55f" officeooo:paragraph-rsid="0018a55f" style:font-size-asian="15pt" style:font-weight-asian="normal" style:font-size-complex="15pt" style:font-weight-complex="normal"/>
    </style:style>
    <style:style style:name="P6" style:family="paragraph" style:parent-style-name="Table_20_Heading">
      <style:text-properties style:font-name="Times New Roman" fo:font-size="15pt" style:font-size-asian="15pt" style:font-size-complex="15pt"/>
    </style:style>
    <style:style style:name="P7" style:family="paragraph" style:parent-style-name="Table_20_Heading">
      <style:text-properties style:font-name="Times New Roman" fo:font-size="15pt" officeooo:rsid="0016c777" officeooo:paragraph-rsid="0016c777" style:font-size-asian="15pt" style:font-size-complex="15pt"/>
    </style:style>
    <style:style style:name="P8" style:family="paragraph" style:parent-style-name="Table_20_Heading">
      <style:text-properties style:font-name="Times New Roman" fo:font-size="15pt" fo:font-weight="normal" officeooo:rsid="0016c777" officeooo:paragraph-rsid="0016c777" style:font-size-asian="15pt" style:font-weight-asian="normal" style:font-size-complex="15pt" style:font-weight-complex="normal"/>
    </style:style>
    <style:style style:name="P9" style:family="paragraph" style:parent-style-name="Table_20_Contents">
      <style:text-properties style:font-name="Times New Roman" fo:font-size="14pt" officeooo:rsid="00195d9a" officeooo:paragraph-rsid="00195d9a" style:font-size-asian="14pt" style:font-size-complex="14pt"/>
    </style:style>
    <style:style style:name="P10" style:family="paragraph" style:parent-style-name="Table_20_Contents">
      <style:text-properties style:font-name="Times New Roman" fo:font-size="14pt" officeooo:rsid="001a3d31" officeooo:paragraph-rsid="001a3d31" style:font-size-asian="14pt" style:font-size-complex="14pt"/>
    </style:style>
    <style:style style:name="P11" style:family="paragraph" style:parent-style-name="Table_20_Contents">
      <style:text-properties style:font-name="Times New Roman" fo:font-size="14pt" fo:font-weight="normal" officeooo:rsid="00195d9a" officeooo:paragraph-rsid="00195d9a" style:font-size-asian="12.25pt" style:font-weight-asian="normal" style:font-size-complex="14pt" style:font-weight-complex="normal"/>
    </style:style>
    <style:style style:name="P12" style:family="paragraph" style:parent-style-name="Table_20_Contents">
      <style:text-properties style:font-name="Times New Roman" fo:font-size="14pt" fo:font-weight="normal" officeooo:rsid="00195d9a" officeooo:paragraph-rsid="00196c9d" style:font-size-asian="12.25pt" style:font-weight-asian="normal" style:font-size-complex="14pt" style:font-weight-complex="normal"/>
    </style:style>
    <style:style style:name="P13" style:family="paragraph" style:parent-style-name="Table_20_Contents">
      <style:text-properties style:font-name="Times New Roman" fo:font-size="15pt" style:font-size-asian="15pt" style:font-size-complex="15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5pt" officeooo:rsid="0016c777" officeooo:paragraph-rsid="0016c777" style:font-size-asian="15pt" style:font-size-complex="15pt"/>
    </style:style>
    <style:style style:name="P15" style:family="paragraph" style:parent-style-name="Table_20_Contents">
      <style:text-properties style:font-name="Times New Roman" fo:font-size="15pt" officeooo:rsid="00195d9a" officeooo:paragraph-rsid="00195d9a" style:font-size-asian="15pt" style:font-size-complex="15pt"/>
    </style:style>
    <style:style style:name="P16" style:family="paragraph" style:parent-style-name="Table_20_Contents">
      <style:text-properties style:font-name="Times New Roman" fo:font-size="15pt" officeooo:rsid="00196c9d" officeooo:paragraph-rsid="00196c9d" style:font-size-asian="15pt" style:font-size-complex="15pt"/>
    </style:style>
    <style:style style:name="P17" style:family="paragraph" style:parent-style-name="Table_20_Contents">
      <style:text-properties style:font-name="Times New Roman" fo:font-size="15pt" officeooo:rsid="00196c9d" officeooo:paragraph-rsid="001a3d31" style:font-size-asian="15pt" style:font-size-complex="15pt"/>
    </style:style>
    <style:style style:name="P18" style:family="paragraph" style:parent-style-name="Table_20_Contents">
      <style:text-properties style:font-name="Times New Roman" fo:font-size="15pt" officeooo:rsid="001a3d31" officeooo:paragraph-rsid="001a3d31" style:font-size-asian="15pt" style:font-size-complex="15pt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size="15pt" fo:font-weight="bold" officeooo:rsid="00195d9a" officeooo:paragraph-rsid="00195d9a" style:font-size-asian="15pt" style:font-weight-asian="bold" style:font-size-complex="15pt" style:font-weight-complex="bold"/>
    </style:style>
    <style:style style:name="P20" style:family="paragraph" style:parent-style-name="Table_20_Contents">
      <style:text-properties style:font-name="Times New Roman" fo:font-size="15pt" fo:font-weight="bold" officeooo:rsid="00195d9a" officeooo:paragraph-rsid="00195d9a" style:font-size-asian="15pt" style:font-weight-asian="bold" style:font-size-complex="15pt" style:font-weight-complex="bold"/>
    </style:style>
    <style:style style:name="P21" style:family="paragraph" style:parent-style-name="Table_20_Contents">
      <style:text-properties style:font-name="Times New Roman" fo:font-size="15pt" fo:font-weight="bold" officeooo:rsid="001a3d31" officeooo:paragraph-rsid="001a3d31" style:font-size-asian="15pt" style:font-weight-asian="bold" style:font-size-complex="15pt" style:font-weight-complex="bold"/>
    </style:style>
    <style:style style:name="P22" style:family="paragraph" style:parent-style-name="Standard">
      <style:text-properties style:font-name="Times New Roman" fo:font-size="15pt" fo:font-weight="bold" officeooo:rsid="0018a55f" officeooo:paragraph-rsid="0018a55f" style:font-size-asian="15pt" style:font-weight-asian="bold" style:font-size-complex="15pt" style:font-weight-complex="bold"/>
    </style:style>
    <style:style style:name="P23" style:family="paragraph" style:parent-style-name="Standard">
      <style:text-properties style:font-name="Times New Roman" fo:font-size="15pt" fo:font-weight="bold" officeooo:rsid="0018a55f" officeooo:paragraph-rsid="001b2d9e" style:font-size-asian="15pt" style:font-weight-asian="bold" style:font-size-complex="15pt" style:font-weight-complex="bold"/>
    </style:style>
    <style:style style:name="P24" style:family="paragraph" style:parent-style-name="Standard">
      <style:text-properties officeooo:paragraph-rsid="001b2d9e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size="15pt" fo:font-weight="bold" officeooo:rsid="00195d9a" officeooo:paragraph-rsid="001b2d9e" style:font-size-asian="15pt" style:font-weight-asian="bold" style:font-size-complex="15pt" style:font-weight-complex="bold"/>
    </style:style>
    <style:style style:name="P26" style:family="paragraph" style:parent-style-name="Table_20_Contents">
      <style:text-properties style:font-name="Times New Roman" fo:font-size="15pt" fo:font-weight="bold" officeooo:rsid="00195d9a" officeooo:paragraph-rsid="001b2d9e" style:font-size-asian="15pt" style:font-weight-asian="bold" style:font-size-complex="15pt" style:font-weight-complex="bold"/>
    </style:style>
    <style:style style:name="P27" style:family="paragraph" style:parent-style-name="Table_20_Contents">
      <style:text-properties style:font-name="Times New Roman" fo:font-size="15pt" fo:font-weight="bold" officeooo:rsid="001a3d31" officeooo:paragraph-rsid="001b2d9e" style:font-size-asian="15pt" style:font-weight-asian="bold" style:font-size-complex="15pt" style:font-weight-complex="bold"/>
    </style:style>
    <style:style style:name="P28" style:family="paragraph" style:parent-style-name="Table_20_Contents">
      <style:text-properties style:font-name="Times New Roman" fo:font-size="15pt" officeooo:rsid="00195d9a" officeooo:paragraph-rsid="001b2d9e" style:font-size-asian="15pt" style:font-size-complex="15pt"/>
    </style:style>
    <style:style style:name="P29" style:family="paragraph" style:parent-style-name="Table_20_Contents">
      <style:text-properties style:font-name="Times New Roman" fo:font-size="15pt" officeooo:rsid="00196c9d" officeooo:paragraph-rsid="001b2d9e" style:font-size-asian="15pt" style:font-size-complex="15pt"/>
    </style:style>
    <style:style style:name="P30" style:family="paragraph" style:parent-style-name="Table_20_Contents">
      <style:text-properties style:font-name="Times New Roman" fo:font-size="15pt" officeooo:rsid="001a3d31" officeooo:paragraph-rsid="001b2d9e" style:font-size-asian="15pt" style:font-size-complex="15pt"/>
    </style:style>
    <style:style style:name="P31" style:family="paragraph" style:parent-style-name="Table_20_Contents">
      <style:text-properties style:font-name="Times New Roman" fo:font-size="14pt" officeooo:rsid="00195d9a" officeooo:paragraph-rsid="001b2d9e" style:font-size-asian="14pt" style:font-size-complex="14pt"/>
    </style:style>
    <style:style style:name="P32" style:family="paragraph" style:parent-style-name="Table_20_Contents">
      <style:text-properties style:font-name="Times New Roman" fo:font-size="14pt" officeooo:rsid="001a3d31" officeooo:paragraph-rsid="001b2d9e" style:font-size-asian="14pt" style:font-size-complex="14pt"/>
    </style:style>
    <style:style style:name="P33" style:family="paragraph" style:parent-style-name="Table_20_Contents">
      <style:text-properties style:font-name="Times New Roman" fo:font-size="14pt" fo:font-weight="normal" officeooo:rsid="00195d9a" officeooo:paragraph-rsid="001b2d9e" style:font-size-asian="12.25pt" style:font-weight-asian="normal" style:font-size-complex="14pt" style:font-weight-complex="normal"/>
    </style:style>
    <style:style style:name="T1" style:family="text">
      <style:text-properties officeooo:rsid="00161daf"/>
    </style:style>
    <style:style style:name="T2" style:family="text">
      <style:text-properties officeooo:rsid="00196c9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a354a"/>
    </style:style>
    <style:style style:name="T5" style:family="text">
      <style:text-properties officeooo:rsid="001a3d31"/>
    </style:style>
    <style:style style:name="T6" style:family="text">
      <style:text-properties officeooo:rsid="001b2d9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25/3/2019</text:p>
      <text:p text:style-name="P1">EXP. NO. 10:- Case study on RMM<text:span text:style-name="T6">M</text:span> Plan: Risk Mitigation, Monitoring <text:span text:style-name="T1">&amp; </text:span>Management.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7">Risks</text:p>
            </table:table-cell>
            <table:table-cell table:style-name="Table1.A1" office:value-type="string">
              <text:p text:style-name="P7">Probability</text:p>
            </table:table-cell>
            <table:table-cell table:style-name="Table1.A1" office:value-type="string">
              <text:p text:style-name="P7">Impact</text:p>
            </table:table-cell>
            <table:table-cell table:style-name="Table1.D1" office:value-type="string">
              <text:p text:style-name="P7">RMMM</text:p>
            </table:table-cell>
          </table:table-row>
          <table:table-row>
            <table:table-cell table:style-name="Table1.A2" office:value-type="string">
              <text:p text:style-name="P8">End-users Resist System</text:p>
            </table:table-cell>
            <table:table-cell table:style-name="Table1.A2" office:value-type="string">
              <text:p text:style-name="P8">60%</text:p>
            </table:table-cell>
            <table:table-cell table:style-name="Table1.A2" office:value-type="string">
              <text:p text:style-name="P8">2</text:p>
            </table:table-cell>
            <table:table-cell table:style-name="Table1.D2" office:value-type="string">
              <text:p text:style-name="P6"/>
            </table:table-cell>
          </table:table-row>
          <table:table-row table:style-name="Table1.3">
            <table:table-cell table:style-name="Table1.A2" office:value-type="string">
              <text:p text:style-name="P8">Won’t meet Expectations</text:p>
            </table:table-cell>
            <table:table-cell table:style-name="Table1.A2" office:value-type="string">
              <text:p text:style-name="P8">30%</text:p>
            </table:table-cell>
            <table:table-cell table:style-name="Table1.A2" office:value-type="string">
              <text:p text:style-name="P8">4</text:p>
            </table:table-cell>
            <table:table-cell table:style-name="Table1.D2" office:value-type="string">
              <text:p text:style-name="P6"/>
            </table:table-cell>
          </table:table-row>
          <table:table-row>
            <table:table-cell table:style-name="Table1.A2" office:value-type="string">
              <text:p text:style-name="P8">Size Estimate may be Incorrect</text:p>
            </table:table-cell>
            <table:table-cell table:style-name="Table1.A2" office:value-type="string">
              <text:p text:style-name="P8">50%</text:p>
            </table:table-cell>
            <table:table-cell table:style-name="Table1.A2" office:value-type="string">
              <text:p text:style-name="P8">3</text:p>
            </table:table-cell>
            <table:table-cell table:style-name="Table1.D2" office:value-type="string">
              <text:p text:style-name="P6"/>
            </table:table-cell>
          </table:table-row>
        </table:table-header-rows>
        <table:table-row table:style-name="Table1.5">
          <table:table-cell table:style-name="Table1.A2" office:value-type="string">
            <text:p text:style-name="P14">Large Number of Users than Expected</text:p>
          </table:table-cell>
          <table:table-cell table:style-name="Table1.A2" office:value-type="string">
            <text:p text:style-name="P14">60%</text:p>
          </table:table-cell>
          <table:table-cell table:style-name="Table1.A2" office:value-type="string">
            <text:p text:style-name="P14">2</text:p>
          </table:table-cell>
          <table:table-cell table:style-name="Table1.D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4">Staff In-experienced to Maintain the System</text:p>
          </table:table-cell>
          <table:table-cell table:style-name="Table1.A2" office:value-type="string">
            <text:p text:style-name="P14">80%</text:p>
          </table:table-cell>
          <table:table-cell table:style-name="Table1.A2" office:value-type="string">
            <text:p text:style-name="P14">1</text:p>
          </table:table-cell>
          <table:table-cell table:style-name="Table1.D2" office:value-type="string">
            <text:p text:style-name="P13"/>
          </table:table-cell>
        </table:table-row>
      </table:table>
      <text:p text:style-name="P5"/>
      <text:p text:style-name="P5">Impact Values:- </text:p>
      <text:p text:style-name="P5">1 - - Catastrophic</text:p>
      <text:p text:style-name="P5">2 - - Critical</text:p>
      <text:p text:style-name="P5">3 - - Marginal</text:p>
      <text:p text:style-name="P5">4 - - Negligible </text:p>
      <text:p text:style-name="P4"/>
      <table:table table:name="rit" table:style-name="rit">
        <table:table-column table:style-name="rit.A"/>
        <table:table-column table:style-name="rit.B"/>
        <table:table-column table:style-name="rit.C"/>
        <table:table-column table:style-name="rit.D"/>
        <table:table-row>
          <table:table-cell table:style-name="rit.A1" table:number-columns-spanned="4" office:value-type="string">
            <text:p text:style-name="P19">Risk Information Sheet</text:p>
          </table:table-cell>
          <table:covered-table-cell/>
          <table:covered-table-cell/>
          <table:covered-table-cell/>
        </table:table-row>
        <table:table-row>
          <table:table-cell table:style-name="rit.A2" office:value-type="string">
            <text:p text:style-name="P15">Risk ID: ARS01-4</text:p>
          </table:table-cell>
          <table:table-cell table:style-name="rit.A2" office:value-type="string">
            <text:p text:style-name="P15">Date: 23/3/19</text:p>
          </table:table-cell>
          <table:table-cell table:style-name="rit.A2" office:value-type="string">
            <text:p text:style-name="P15">Prob.:- 60%</text:p>
          </table:table-cell>
          <table:table-cell table:style-name="rit.D2" office:value-type="string">
            <text:p text:style-name="P15">Impact: Critical</text:p>
          </table:table-cell>
        </table:table-row>
        <table:table-row>
          <table:table-cell table:style-name="rit.D2" table:number-columns-spanned="4" office:value-type="string">
            <text:p text:style-name="P20">Description:- </text:p>
            <text:p text:style-name="P9">The System is only made to handle over 10K Simultaneous connections. Traffic over this value will lead to crashing of servers and in-availability of services. </text:p>
          </table:table-cell>
          <table:covered-table-cell/>
          <table:covered-table-cell/>
          <table:covered-table-cell/>
        </table:table-row>
        <table:table-row>
          <table:table-cell table:style-name="rit.D2" table:number-columns-spanned="4" office:value-type="string">
            <text:p text:style-name="P20">Refinement/Context:- </text:p>
            <text:p text:style-name="P11">Sub-Condition 1: Certain scenarios when high amount of users access <text:span text:style-name="T2">the system.</text:span></text:p>
            <text:p text:style-name="P12">Sub-Condition <text:span text:style-name="T2">2</text:span>: <text:span text:style-name="T2">Third party Servers are not meant to handle the traffic generated.</text:span></text:p>
            <text:p text:style-name="P12">Sub-Condition <text:span text:style-name="T2">3</text:span>: Certain scenarios <text:span text:style-name="T2">where</text:span> <text:span text:style-name="T2">Databases storing User Information may overflow and no longer store new credentials.</text:span></text:p>
          </table:table-cell>
          <table:covered-table-cell/>
          <table:covered-table-cell/>
          <table:covered-table-cell/>
        </table:table-row>
        <table:table-row>
          <table:table-cell table:style-name="rit.D2" table:number-columns-spanned="4" office:value-type="string">
            <text:p text:style-name="P16"><text:span text:style-name="T3">Migitation/Monitoring:-</text:span> </text:p>
            <text:p text:style-name="P16">1. Contact the Third party providers<text:span text:style-name="T4"> for a larger bandwidth with minimum Downtime</text:span></text:p>
            <text:p text:style-name="P17">2. <text:span text:style-name="T5">Manage a more Flexible Database and File structure.</text:span></text:p>
          </table:table-cell>
          <table:covered-table-cell/>
          <table:covered-table-cell/>
          <table:covered-table-cell/>
        </table:table-row>
        <table:table-row>
          <table:table-cell table:style-name="rit.D2" table:number-columns-spanned="4" office:value-type="string">
            <text:p text:style-name="P21">Management/Contingency Plan/Trigger:-</text:p>
            <text:p text:style-name="P10">RE Computed Cost of 15,000$ for larger DB Storage and Bandwidth for ARS which is not included in project contingency cost.</text:p>
          </table:table-cell>
          <table:covered-table-cell/>
          <table:covered-table-cell/>
          <table:covered-table-cell/>
        </table:table-row>
        <table:table-row>
          <table:table-cell table:style-name="rit.D2" table:number-columns-spanned="4" office:value-type="string">
            <text:p text:style-name="P21">Current Status:- </text:p>
            <text:p text:style-name="P10">24/3/19: Migitation Initiated.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rit.A2" table:number-columns-spanned="2" office:value-type="string">
            <text:p text:style-name="P18">Originator: Hardik D.</text:p>
          </table:table-cell>
          <table:covered-table-cell/>
          <table:table-cell table:style-name="rit.D2" table:number-columns-spanned="2" office:value-type="string">
            <text:p text:style-name="P18">Assigned: D. Jopat</text:p>
          </table:table-cell>
          <table:covered-table-cell/>
        </table:table-row>
      </table:table>
      <text:p text:style-name="P4"/>
      <text:p text:style-name="P4"/>
      <text:p text:style-name="P2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table:number-columns-spanned="4" office:value-type="string">
            <text:p text:style-name="P25">Risk Information Sheet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28">Risk ID: ARS01-4</text:p>
          </table:table-cell>
          <table:table-cell table:style-name="Table2.A2" office:value-type="string">
            <text:p text:style-name="P28">Date: 23/3/19</text:p>
          </table:table-cell>
          <table:table-cell table:style-name="Table2.A2" office:value-type="string">
            <text:p text:style-name="P28">Prob.:- 60%</text:p>
          </table:table-cell>
          <table:table-cell table:style-name="Table2.D2" office:value-type="string">
            <text:p text:style-name="P28">Impact: Critical</text:p>
          </table:table-cell>
        </table:table-row>
        <table:table-row>
          <table:table-cell table:style-name="Table2.D2" table:number-columns-spanned="4" office:value-type="string">
            <text:p text:style-name="P26">Description:- </text:p>
            <text:p text:style-name="P31">The System is only made to handle over 10K Simultaneous connections. Traffic over this value will lead to crashing of servers and in-availability of services. </text:p>
          </table:table-cell>
          <table:covered-table-cell/>
          <table:covered-table-cell/>
          <table:covered-table-cell/>
        </table:table-row>
        <table:table-row>
          <table:table-cell table:style-name="Table2.D2" table:number-columns-spanned="4" office:value-type="string">
            <text:p text:style-name="P26">Refinement/Context:- </text:p>
            <text:p text:style-name="P33">Sub-Condition 1: Certain scenarios when high amount of users access <text:span text:style-name="T2">the system.</text:span></text:p>
            <text:p text:style-name="P33">Sub-Condition <text:span text:style-name="T2">2</text:span>: <text:span text:style-name="T2">Third party Servers are not meant to handle the traffic generated.</text:span></text:p>
            <text:p text:style-name="P33">Sub-Condition <text:span text:style-name="T2">3</text:span>: Certain scenarios <text:span text:style-name="T2">where</text:span> <text:span text:style-name="T2">Databases storing User Information may overflow and no longer store new credentials.</text:span></text:p>
          </table:table-cell>
          <table:covered-table-cell/>
          <table:covered-table-cell/>
          <table:covered-table-cell/>
        </table:table-row>
        <table:table-row>
          <table:table-cell table:style-name="Table2.D2" table:number-columns-spanned="4" office:value-type="string">
            <text:p text:style-name="P29"><text:span text:style-name="T3">Migitation/Monitoring:-</text:span> </text:p>
            <text:p text:style-name="P29">1. Contact the Third party providers<text:span text:style-name="T4"> for a larger bandwidth with minimum Downtime</text:span></text:p>
            <text:p text:style-name="P29">2. <text:span text:style-name="T5">Manage a more Flexible Database and File structure.</text:span></text:p>
          </table:table-cell>
          <table:covered-table-cell/>
          <table:covered-table-cell/>
          <table:covered-table-cell/>
        </table:table-row>
        <table:table-row>
          <table:table-cell table:style-name="Table2.D2" table:number-columns-spanned="4" office:value-type="string">
            <text:p text:style-name="P27">Management/Contingency Plan/Trigger:-</text:p>
            <text:p text:style-name="P32">RE Computed Cost of 15,000$ for larger DB Storage and Bandwidth for ARS which is not included in project contingency cost.</text:p>
          </table:table-cell>
          <table:covered-table-cell/>
          <table:covered-table-cell/>
          <table:covered-table-cell/>
        </table:table-row>
        <table:table-row>
          <table:table-cell table:style-name="Table2.D2" table:number-columns-spanned="4" office:value-type="string">
            <text:p text:style-name="P27">Current Status:- </text:p>
            <text:p text:style-name="P32">24/3/19: Migitation Initiated.</text:p>
          </table:table-cell>
          <table:covered-table-cell/>
          <table:covered-table-cell/>
          <table:covered-table-cell/>
        </table:table-row>
        <table:table-row>
          <table:table-cell table:style-name="Table2.A2" table:number-columns-spanned="2" office:value-type="string">
            <text:p text:style-name="P30">Originator: Hardik D.</text:p>
          </table:table-cell>
          <table:covered-table-cell/>
          <table:table-cell table:style-name="Table2.D2" table:number-columns-spanned="2" office:value-type="string">
            <text:p text:style-name="P30">Assigned: D. Jopat</text:p>
          </table:table-cell>
          <table:covered-table-cell/>
        </table:table-row>
      </table:table>
      <text:p text:style-name="P24"/>
      <text:p text:style-name="P24"/>
      <text:p text:style-name="P2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table:number-columns-spanned="4" office:value-type="string">
            <text:p text:style-name="P25">Risk Information Sheet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28">Risk ID: ARS01-4</text:p>
          </table:table-cell>
          <table:table-cell table:style-name="Table3.A2" office:value-type="string">
            <text:p text:style-name="P28">Date: 23/3/19</text:p>
          </table:table-cell>
          <table:table-cell table:style-name="Table3.A2" office:value-type="string">
            <text:p text:style-name="P28">Prob.:- 60%</text:p>
          </table:table-cell>
          <table:table-cell table:style-name="Table3.D2" office:value-type="string">
            <text:p text:style-name="P28">Impact: Critical</text:p>
          </table:table-cell>
        </table:table-row>
        <table:table-row>
          <table:table-cell table:style-name="Table3.D2" table:number-columns-spanned="4" office:value-type="string">
            <text:p text:style-name="P26">Description:- </text:p>
            <text:p text:style-name="P31">The System is only made to handle over 10K Simultaneous connections. Traffic over this value will lead to crashing of servers and in-availability of services. </text:p>
          </table:table-cell>
          <table:covered-table-cell/>
          <table:covered-table-cell/>
          <table:covered-table-cell/>
        </table:table-row>
        <table:table-row>
          <table:table-cell table:style-name="Table3.D2" table:number-columns-spanned="4" office:value-type="string">
            <text:p text:style-name="P26">Refinement/Context:- </text:p>
            <text:p text:style-name="P33">Sub-Condition 1: Certain scenarios when high amount of users access <text:span text:style-name="T2">the system.</text:span></text:p>
            <text:p text:style-name="P33">Sub-Condition <text:span text:style-name="T2">2</text:span>: <text:span text:style-name="T2">Third party Servers are not meant to handle the traffic generated.</text:span></text:p>
            <text:p text:style-name="P33">Sub-Condition <text:span text:style-name="T2">3</text:span>: Certain scenarios <text:span text:style-name="T2">where</text:span> <text:span text:style-name="T2">Databases storing User Information may overflow and no longer store new credentials.</text:span></text:p>
          </table:table-cell>
          <table:covered-table-cell/>
          <table:covered-table-cell/>
          <table:covered-table-cell/>
        </table:table-row>
        <table:table-row>
          <table:table-cell table:style-name="Table3.D2" table:number-columns-spanned="4" office:value-type="string">
            <text:p text:style-name="P29"><text:span text:style-name="T3">Migitation/Monitoring:-</text:span> </text:p>
            <text:p text:style-name="P29">1. Contact the Third party providers<text:span text:style-name="T4"> for a larger bandwidth with minimum </text:span><text:soft-page-break/><text:span text:style-name="T4">Downtime</text:span></text:p>
            <text:p text:style-name="P29">2. <text:span text:style-name="T5">Manage a more Flexible Database and File structure.</text:span></text:p>
          </table:table-cell>
          <table:covered-table-cell/>
          <table:covered-table-cell/>
          <table:covered-table-cell/>
        </table:table-row>
        <table:table-row>
          <table:table-cell table:style-name="Table3.D2" table:number-columns-spanned="4" office:value-type="string">
            <text:p text:style-name="P27">Management/Contingency Plan/Trigger:-</text:p>
            <text:p text:style-name="P32">RE Computed Cost of 15,000$ for larger DB Storage and Bandwidth for ARS which is not included in project contingency cost.</text:p>
          </table:table-cell>
          <table:covered-table-cell/>
          <table:covered-table-cell/>
          <table:covered-table-cell/>
        </table:table-row>
        <table:table-row>
          <table:table-cell table:style-name="Table3.D2" table:number-columns-spanned="4" office:value-type="string">
            <text:p text:style-name="P27">Current Status:- </text:p>
            <text:p text:style-name="P32">24/3/19: Migitation Initiated.</text:p>
          </table:table-cell>
          <table:covered-table-cell/>
          <table:covered-table-cell/>
          <table:covered-table-cell/>
        </table:table-row>
        <table:table-row>
          <table:table-cell table:style-name="Table3.A2" table:number-columns-spanned="2" office:value-type="string">
            <text:p text:style-name="P30">Originator: Hardik D.</text:p>
          </table:table-cell>
          <table:covered-table-cell/>
          <table:table-cell table:style-name="Table3.D2" table:number-columns-spanned="2" office:value-type="string">
            <text:p text:style-name="P30">Assigned: D. Jopat</text:p>
          </table:table-cell>
          <table:covered-table-cell/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08:48:33.058199558</meta:creation-date>
    <dc:date>2019-03-25T10:33:02.361555332</dc:date>
    <meta:editing-duration>PT34M23S</meta:editing-duration>
    <meta:editing-cycles>4</meta:editing-cycles>
    <meta:generator>LibreOffice/5.3.0.3$Linux_X86_64 LibreOffice_project/7074905676c47b82bbcfbea1aeefc84afe1c50e1</meta:generator>
    <meta:document-statistic meta:table-count="4" meta:image-count="0" meta:object-count="0" meta:page-count="3" meta:paragraph-count="86" meta:word-count="483" meta:character-count="3257" meta:non-whitespace-character-count="2843"/>
  </office:meta>
</office:document-meta>
</file>